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center" style:justify-single-word="false"/>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Heading_20_1">
      <style:paragraph-properties fo:text-align="center" style:justify-single-word="false"/>
      <style:text-properties fo:font-size="18pt" style:font-size-asian="18pt" style:font-size-complex="18pt"/>
    </style:style>
    <style:style style:name="P9" style:family="paragraph" style:parent-style-name="Heading_20_2">
      <style:paragraph-properties fo:text-align="center" style:justify-single-word="false"/>
      <style:text-properties fo:font-size="16pt" fo:font-style="normal" style:font-size-asian="16pt" style:font-style-asian="normal" style:font-size-complex="16pt" style:font-style-complex="normal"/>
    </style:style>
    <style:style style:name="P10" style:family="paragraph" style:parent-style-name="Heading_20_3">
      <style:paragraph-properties fo:text-align="center" style:justify-single-word="false"/>
      <style:text-properties fo:font-style="italic" style:font-style-asian="italic" style:font-style-complex="italic"/>
    </style:style>
    <style:style style:name="T1" style:family="text">
      <style:text-properties fo:font-size="12pt" style:font-size-asian="12pt" style:font-size-complex="12pt"/>
    </style:style>
    <style:style style:name="T2" style:family="text">
      <style:text-properties fo:font-size="12pt" fo:language="zxx" fo:country="none"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000000" style:font-name="arial" fo:font-size="9.75pt" fo:letter-spacing="normal" fo:font-style="normal" fo:font-weight="normal" style:font-style-asian="normal" style:font-style-complex="normal"/>
    </style:style>
    <style:style style:name="T6"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8" text:outline-level="1">Student's Recognition of Error Messages</text:h>
      <text:p text:style-name="P1">a senior project by Josh Robinson</text:p>
      <text:p text:style-name="P1">advised by John Clements, Ph.D.</text:p>
      <text:p text:style-name="P1"/>
      <text:h text:style-name="P9" text:outline-level="2">The Problem</text:h>
      <text:p text:style-name="Text_20_body"><text:tab/>Imagine for a moment, that you are writing your first program ever. <text:s/>Naturally, your teacher starts you with the well known lab, “Hello, world!”. <text:s/>You type up the code in C and hit compile. <text:s/>The compiler then spits back at you, saying <text:span text:style-name="T1">“</text:span><text:span text:style-name="T2">'printf': identifier not found</text:span><text:span text:style-name="T1">”. <text:s/>What does that mean? <text:s/>Why was “printf” not found? <text:s/>You see “printf” typed on my screen right there! <text:s/>Why can the compiler not find it? <text:s/>Maybe you misspelled it? <text:s/>At this point, you give up and ask your professor or neighbor what the deal is.</text:span></text:p>
      <text:p text:style-name="P3"><text:tab/>The fundamental problem is that new computer science students do not understand error messages they receive from compilers or interpreters. <text:s/>New students do not posses the basic knowledge necessary to process the error messages they see. <text:s/>Thus, they become frustrated and deem the compiler an enemy instead of a frank, blunt friend. <text:s/>Some may say that this frustrating experience is just part of the learning process of becoming a programmer. <text:s/>Learning computer science is filled with such trial and error experiences. <text:s/>Although there is some truth and value in these statements, this is the wrong attitude to take toward this problem.</text:p>
      <text:p text:style-name="Text_20_body"><text:span text:style-name="T1"><text:tab/>Retention rates for freshman computer science students are nothing to brag about. <text:s/>Some may take pride in what they call weeding out the weak students. <text:s/>However, this gives a poor impression of our field that only a certain type of people are able to succeed in computer science. <text:s/>Computer scientists and software engineers should be encouraging diversity of demographic, thought, and skill in our field. This means encouraging and helping students who struggle and become frustrated in their first year at a computer science program. <text:s/>These students are the ones left behind by our school </text:span><text:soft-page-break/><text:span text:style-name="T1">programs because they are not as quick to pick up certain concepts. <text:s/>However, this does not mean that they will not become successful software engineers later on in their school or professional career. <text:s/>Improving understanding of error messages for new computer science students is just one step that can be taken to help diversify our field.</text:span></text:p>
      <text:p text:style-name="P3"><text:tab/>This paper details my senior project for the Computer Science program at Cal Poly: San Luis Obispo. <text:s/>The original concept for the idea was by professor John Clements. <text:s/>It was our attempt to address this issue. provide a software solution, and create a means for collecting user data.</text:p>
      <text:h text:style-name="P9" text:outline-level="2">The Solution</text:h>
      <text:p text:style-name="P2"><text:tab/>We decided to try and address this issue for a small subset of the programming community. That community is those using Dr. Racket the IDE for the Racket programming language. <text:s/>I have created a collection for Dr. Racket called ErrRecorder. <text:s/>It can be thought of as having two parts. <text:s/>The tool-side is a plug-in that sends all errors that the user gets to a server. <text:s/>The server-side records errors sent to it in a database and displays them in a Stack Overflow type website.</text:p>
      <text:h text:style-name="P10" text:outline-level="3">The Tool-Side</text:h>
      <text:p text:style-name="P2"><text:span text:style-name="T3"><text:tab/></text:span><text:span text:style-name="T4">The ErrRecorder tool is written as a Dr. Racket collection. <text:s/>It serves two purposes. <text:s/>The first is to record any errors made by the user and have them sent to the database. <text:s/>Secondly, the tool creates a button with the image of a magnifying glass next to any error being displayed. <text:s/>This button will take the user to that error's group page on the ErrRecorder website.</text:span></text:p>
      <text:p text:style-name="P2"><text:span text:style-name="T4"><text:tab/>The ErrRecorder collection is applied to all languages. <text:s/>In order to achieve this, the collection is defined as a Racket “tool”. <text:s/>Tools have a special “phase1” when they are being interfaced into the Dr. Racket IDE. <text:s/>This phase is run before the Racket language objects are created and thus allows us to apply interfaces and “mixins” to those languages before they are created. <text:s/>This is done via a provided call, </text:span><text:span text:style-name="T9">“</text:span><text:span text:style-name="T7">drracket:language:extend-language-interface</text:span><text:span text:style-name="T9">”. <text:s/>Dr. Racket's mixins allow a class to be extended </text:span><text:soft-page-break/><text:span text:style-name="T9">with a set of methods and fields. <text:s/>So, using this extend-language-interface call, we can provide an arbitrary interface and a mixin that provides a default implementation. <text:s/>This mixin extends the language class and uses the “define/override” call to change the “on-execute” call of that language. <text:s/>This redefinition keeps all the existing functionality of the on-execute call for that language but redefines what is called the “current-error-display-handler”. <text:s/>This handler is what is used by the language to display an error when it is raised in execution. <text:s/>The new implementation simply adds our functionality to it and then calls that language's error-display-handler.</text:span></text:p>
      <text:p text:style-name="P2"><text:span text:style-name="T9"><text:tab/> <text:s/>The functionality is that mentioned earlier. <text:s/>The tool first sends the error type, message, and time it occurred to the database to be processed and recorded. <text:s/>The tool then creates a button, the image of a black magnifying glass on a white background, that is displayed next to the error when it is displayed in the Dr. Racket IDE. <text:s/>When clicked, this button will take the user to that error's group page. <text:s/>This is explained in more detail in the next section, but basically this page provides other similar, example error messages and provides solutions to that set of errors.</text:span></text:p>
      <text:p text:style-name="P2"><text:span text:style-name="T9"><text:tab/>This seamless integration into the Dr. Racket IDE is essential. <text:s/>It allows students a simple and easy way to get a quick answer to a problem they may not have the knowledge yet to solve. <text:s/>Also, it reduces the embarrassment and frustration in having to ask a classmate or teacher for help in solving the problem. <text:s/>Additionally, it removes the step of making the search for a solution on your own, using Google, Stack Overflow, or any other resource.</text:span></text:p>
      <text:h text:style-name="P10" text:outline-level="3">The Server-Side</text:h>
      <text:p text:style-name="P2"><text:span text:style-name="T3"><text:tab/></text:span><text:span text:style-name="T4">The ErrRecorder servlet is also written in Racket. <text:s/>When a user has an error occur in Dr. Racket, the tool sends the error type and message to the server. <text:s/>All the errors that come in to the server are then put into groups based on string similarity. <text:s/>This is done using a modified levenshtein index algorithm. The levenshtein index is a method for measuring string similarity. <text:s/>It is the number of times you need to add, delete, or substitute a character in one string to make it equivalent to another. <text:s/>I modified this </text:span><text:soft-page-break/><text:span text:style-name="T4">slightly to work with tokens. <text:s/>In other words, the number of times you need to add, delete, or substitute a token in one string to make it equivalent to another. <text:s/>Based on this index, an error is either placed in </text:span><text:span text:style-name="T4">the group with the smallest levenshtein index or, if no groups have at least a levenshtein index of 3, then a new group is formed with that error in it.</text:span></text:p>
      <text:p text:style-name="P5"><text:tab/>This levenshtein index algorithm is necessary because the error types provided internally by the Racket programming language are not granular enough. <text:s/>Several different types of error messages are wrapped into the same error type. <text:s/>At first we tried to use these error types to distinguish errors, but this proved impractical. <text:s/>Instead, this levenshtein index algorithm allows errors to be grouped together based on their error type and string message. <text:s/>However, this solution still presents one major problem. Errors that have identifier names with a large number of tokens show up as having a large levenshtein index. <text:s/>This creates several groups with only one error in them. <text:s/>One solution for this could be to simply toss these errors or not display them. <text:s/>This issue was never addressed.</text:p>
      <text:p text:style-name="P5"><text:tab/>Once a group is chosen, the servlet stores the error message in our database. <text:s/>We used MongoDB as our database. <text:s/>It has a lot of power that was not needed for the scale of this project, but has still worked as the simply database platform necessary. <text:s/>Only two collections were used to store information in the database: errors and solutions.</text:p>
      <text:p text:style-name="P5"><text:tab/>The servlet also handles the website which can be found at:</text:p>
      <text:p text:style-name="P6">http://li21-127.members.linode.com:8021/errrecorder </text:p>
      <text:p text:style-name="P5">The website is modeled after Stack Overflow. <text:s/>It shows how many errors have been submitted to the server and displays the number and percent of errors in each group, ranking them from largest to smallest. <text:s/>It also has a little blurb about what the tool is. <text:s/>Once you click an error group, you are taken to that error group's page. <text:s/>The page displays the most recent error messages that were received. <text:s/>It also allows users to propose solutions to the error. <text:s/>Then other users can up-vote or down-vote solutions so that the best solutions are displayed at the top of the page.</text:p>
      <text:p text:style-name="P2"><text:soft-page-break/><text:span text:style-name="T4"><text:tab/>The website is very simple and more a proof of concept. <text:s/>The idea is that more experienced </text:span><text:span text:style-name="T4">programmers can submit solutions to common errors that beginning programmers do not have the knowledge to understand yet. <text:s/>After they have tried the solutions, they can rank them based on which was most effective. <text:s/>Students still must search for the answer to their problem and solve it on their own. <text:s/>But, they are not left in the blue about what their error message means. <text:s/>This allows for the learning process to still take place, but with less frustration.</text:span></text:p>
      <text:h text:style-name="P9" text:outline-level="2">The Future</text:h>
      <text:p text:style-name="P4"><text:tab/>The solution provided here is only the first step that can be made in helping and analyzing students struggles with error message deciphering. <text:s/>One large area that was not touched on by my project but has the framework set up, is the analysis of the error message data. <text:s/>It may be interesting to see the frequency that certain errors are produced compared to others. <text:s/>Statistics could be helpful for things like: the time between when a user receives an error and when they find a solution for it, the frequency that a user produces the same error consecutively, or simply the errors that occur most. <text:s/>This type of information would provide insight into how the average user handles and understands error messages.</text:p>
      <text:p text:style-name="P4"><text:tab/>Certain improvements could be made specifically to the tool described in this paper as well. <text:s/>One idea was to automatically show the top rated solution for an error when it occurs. <text:s/>If an error has no adequate solution, then the user will be notified with in the IDE if and when a solution is presented.</text:p>
      <text:p text:style-name="P4"><text:tab/>This solution is a minimal one. <text:s/>It has not been largely used by students yet to test the effectiveness of the Stack Overflow type web site. <text:s/>However, at the time of this paper we have collected approximately 4500 errors. <text:s/>Currently, the top two error messages that occur involve unbound identifiers and the next two involve a read error expecting a missing parenthesis. <text:s/>Student frustration and subsequently computer science program's retention rates are serious issues that should be addressed by students and academics. <text:s/>Error message understandability is as good a place as any to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fo:line-height="2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3T13:26:05.96</meta:creation-date>
    <dc:date>2010-12-05T22:35:12.21</dc:date>
    <meta:editing-duration>PT56H21M45S</meta:editing-duration>
    <meta:editing-cycles>26</meta:editing-cycles>
    <meta:generator>OpenOffice.org/3.2$Win32 OpenOffice.org_project/320m18$Build-9502</meta:generator>
    <meta:document-statistic meta:table-count="0" meta:image-count="0" meta:object-count="0" meta:page-count="5" meta:paragraph-count="27" meta:word-count="1766" meta:character-count="10455"/>
  </office:meta>
</office:document-meta>
</file>